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99296" officeooo:paragraph-rsid="00099296"/>
    </style:style>
    <style:style style:name="P2" style:family="paragraph" style:parent-style-name="Title">
      <style:text-properties officeooo:rsid="00099296" officeooo:paragraph-rsid="00099296"/>
    </style:style>
    <style:style style:name="P3" style:family="paragraph" style:parent-style-name="Text_20_body">
      <style:text-properties officeooo:rsid="000a89ca" officeooo:paragraph-rsid="000a89ca"/>
    </style:style>
    <style:style style:name="P4" style:family="paragraph" style:parent-style-name="Text_20_body">
      <style:text-properties officeooo:rsid="000bdd99" officeooo:paragraph-rsid="000bdd99"/>
    </style:style>
    <style:style style:name="P5" style:family="paragraph" style:parent-style-name="Text_20_body">
      <style:text-properties officeooo:rsid="000d02a0" officeooo:paragraph-rsid="000d02a0"/>
    </style:style>
    <style:style style:name="P6" style:family="paragraph" style:parent-style-name="Text_20_body">
      <style:text-properties officeooo:rsid="000dce0d" officeooo:paragraph-rsid="000dce0d"/>
    </style:style>
    <style:style style:name="P7" style:family="paragraph" style:parent-style-name="Text_20_body">
      <style:text-properties style:text-position="0% 100%" officeooo:rsid="00110cc5" officeooo:paragraph-rsid="00110cc5"/>
    </style:style>
    <style:style style:name="P8" style:family="paragraph" style:parent-style-name="Text_20_body">
      <style:text-properties style:text-position="0% 100%" officeooo:rsid="00130655" officeooo:paragraph-rsid="00130655"/>
    </style:style>
    <style:style style:name="P9" style:family="paragraph" style:parent-style-name="Text_20_body">
      <style:text-properties officeooo:rsid="00211a8e" officeooo:paragraph-rsid="00211a8e"/>
    </style:style>
    <style:style style:name="P10" style:family="paragraph" style:parent-style-name="Text_20_body">
      <style:text-properties officeooo:rsid="001aa428" officeooo:paragraph-rsid="001aa428"/>
    </style:style>
    <style:style style:name="P11" style:family="paragraph" style:parent-style-name="Text_20_body">
      <style:text-properties officeooo:rsid="001cb133" officeooo:paragraph-rsid="001cb133"/>
    </style:style>
    <style:style style:name="P12" style:family="paragraph" style:parent-style-name="Text_20_body">
      <style:text-properties officeooo:rsid="001ef9db" officeooo:paragraph-rsid="001ef9db"/>
    </style:style>
    <style:style style:name="P13" style:family="paragraph" style:parent-style-name="Text_20_body">
      <style:text-properties officeooo:rsid="0022804a" officeooo:paragraph-rsid="0022804a"/>
    </style:style>
    <style:style style:name="P14" style:family="paragraph" style:parent-style-name="Text_20_body">
      <style:text-properties officeooo:rsid="00254777" officeooo:paragraph-rsid="00254777"/>
    </style:style>
    <style:style style:name="P15" style:family="paragraph" style:parent-style-name="Text_20_body">
      <style:text-properties officeooo:rsid="00277b26" officeooo:paragraph-rsid="00277b26"/>
    </style:style>
    <style:style style:name="P16" style:family="paragraph" style:parent-style-name="Text_20_body">
      <style:text-properties officeooo:rsid="002badcc" officeooo:paragraph-rsid="002badcc"/>
    </style:style>
    <style:style style:name="P17" style:family="paragraph" style:parent-style-name="Text_20_body">
      <style:text-properties officeooo:rsid="002d61ed" officeooo:paragraph-rsid="002d61ed"/>
    </style:style>
    <style:style style:name="P18" style:family="paragraph" style:parent-style-name="Text_20_body">
      <style:text-properties officeooo:rsid="0033bd11" officeooo:paragraph-rsid="0033bd11"/>
    </style:style>
    <style:style style:name="P19" style:family="paragraph" style:parent-style-name="Heading_20_1">
      <style:text-properties officeooo:rsid="000dc0f1" officeooo:paragraph-rsid="000dc0f1"/>
    </style:style>
    <style:style style:name="P20" style:family="paragraph" style:parent-style-name="Heading_20_1">
      <style:text-properties officeooo:rsid="0016ebcc" officeooo:paragraph-rsid="0016ebcc"/>
    </style:style>
    <style:style style:name="P21" style:family="paragraph" style:parent-style-name="Heading_20_2">
      <style:text-properties officeooo:rsid="00211a8e" officeooo:paragraph-rsid="00211a8e"/>
    </style:style>
    <style:style style:name="P22" style:family="paragraph" style:parent-style-name="Heading_20_2">
      <style:text-properties officeooo:rsid="002af288" officeooo:paragraph-rsid="002af288"/>
    </style:style>
    <style:style style:name="P23" style:family="paragraph" style:parent-style-name="Heading_20_2">
      <style:text-properties officeooo:rsid="00306495" officeooo:paragraph-rsid="00306495"/>
    </style:style>
    <style:style style:name="P24" style:family="paragraph" style:parent-style-name="Heading_20_2">
      <style:text-properties officeooo:rsid="0034bac4" officeooo:paragraph-rsid="0034bac4"/>
    </style:style>
    <style:style style:name="P25" style:family="paragraph" style:parent-style-name="Heading_20_2">
      <style:text-properties officeooo:rsid="00363a38" officeooo:paragraph-rsid="00363a38"/>
    </style:style>
    <style:style style:name="P26" style:family="paragraph" style:parent-style-name="Heading_20_2">
      <style:text-properties officeooo:rsid="00368c74" officeooo:paragraph-rsid="00368c74"/>
    </style:style>
    <style:style style:name="P27" style:family="paragraph" style:parent-style-name="Table_20_Contents">
      <style:paragraph-properties fo:text-align="center" style:justify-single-word="false"/>
      <style:text-properties officeooo:rsid="0038b7a5" officeooo:paragraph-rsid="0038b7a5"/>
    </style:style>
    <style:style style:name="P28" style:family="paragraph" style:parent-style-name="Text_20_body" style:list-style-name="L1">
      <style:text-properties officeooo:rsid="00099296" officeooo:paragraph-rsid="00099296"/>
    </style:style>
    <style:style style:name="P29" style:family="paragraph" style:parent-style-name="Text_20_body" style:list-style-name="L2">
      <style:text-properties officeooo:rsid="00211a8e" officeooo:paragraph-rsid="00211a8e"/>
    </style:style>
    <style:style style:name="P30" style:family="paragraph" style:parent-style-name="Text_20_body" style:list-style-name="L3">
      <style:text-properties officeooo:rsid="00254777" officeooo:paragraph-rsid="00254777"/>
    </style:style>
    <style:style style:name="P31" style:family="paragraph" style:parent-style-name="Text_20_body" style:list-style-name="L4">
      <style:text-properties officeooo:rsid="00277b26" officeooo:paragraph-rsid="00277b26"/>
    </style:style>
    <style:style style:name="P32" style:family="paragraph" style:parent-style-name="Text_20_body">
      <style:text-properties officeooo:paragraph-rsid="00306495"/>
    </style:style>
    <style:style style:name="P33" style:family="paragraph" style:parent-style-name="Text_20_body">
      <style:text-properties officeooo:rsid="0034bac4" officeooo:paragraph-rsid="0034bac4"/>
    </style:style>
    <style:style style:name="P34" style:family="paragraph" style:parent-style-name="Text_20_body">
      <style:text-properties officeooo:rsid="00363a38" officeooo:paragraph-rsid="00363a38"/>
    </style:style>
    <style:style style:name="P35" style:family="paragraph" style:parent-style-name="Text_20_body">
      <style:text-properties officeooo:rsid="00368c74" officeooo:paragraph-rsid="00368c74"/>
    </style:style>
    <style:style style:name="P36" style:family="paragraph" style:parent-style-name="Text_20_body">
      <style:text-properties officeooo:paragraph-rsid="00368c74"/>
    </style:style>
    <style:style style:name="P37" style:family="paragraph" style:parent-style-name="Text_20_body">
      <style:text-properties officeooo:rsid="003739fc" officeooo:paragraph-rsid="003739fc"/>
    </style:style>
    <style:style style:name="P38" style:family="paragraph" style:parent-style-name="Text_20_body">
      <style:text-properties officeooo:rsid="0038b7a5" officeooo:paragraph-rsid="0038b7a5"/>
    </style:style>
    <style:style style:name="P39" style:family="paragraph" style:parent-style-name="Text_20_body">
      <style:text-properties officeooo:rsid="0039804b" officeooo:paragraph-rsid="0039804b"/>
    </style:style>
    <style:style style:name="P40" style:family="paragraph" style:parent-style-name="Text_20_body">
      <style:text-properties officeooo:rsid="003ae17d" officeooo:paragraph-rsid="003ae17d"/>
    </style:style>
    <style:style style:name="P41" style:family="paragraph" style:parent-style-name="Text_20_body">
      <style:text-properties officeooo:rsid="003d0809" officeooo:paragraph-rsid="003d0809"/>
    </style:style>
    <style:style style:name="P42" style:family="paragraph" style:parent-style-name="Text_20_body">
      <style:text-properties officeooo:rsid="003fff3c" officeooo:paragraph-rsid="003fff3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479c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e6876"/>
    </style:style>
    <style:style style:name="T5" style:family="text">
      <style:text-properties style:text-position="0% 100%" officeooo:rsid="001025a7"/>
    </style:style>
    <style:style style:name="T6" style:family="text">
      <style:text-properties style:text-position="0% 100%" officeooo:rsid="00110cc5"/>
    </style:style>
    <style:style style:name="T7" style:family="text">
      <style:text-properties style:text-position="0% 100%" officeooo:rsid="003e2fb9"/>
    </style:style>
    <style:style style:name="T8" style:family="text">
      <style:text-properties style:text-position="0% 100%" officeooo:rsid="003e3165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e6876"/>
    </style:style>
    <style:style style:name="T11" style:family="text">
      <style:text-properties officeooo:rsid="000e6876"/>
    </style:style>
    <style:style style:name="T12" style:family="text">
      <style:text-properties officeooo:rsid="0014479c"/>
    </style:style>
    <style:style style:name="T13" style:family="text">
      <style:text-properties officeooo:rsid="001eb050"/>
    </style:style>
    <style:style style:name="T14" style:family="text">
      <style:text-properties officeooo:rsid="00236afe"/>
    </style:style>
    <style:style style:name="T15" style:family="text">
      <style:text-properties officeooo:rsid="0029478b"/>
    </style:style>
    <style:style style:name="T16" style:family="text">
      <style:text-properties officeooo:rsid="00368c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</text:p>
      <text:p text:style-name="P1">3 grandes phases :</text:p>
      <text:list text:style-name="L1">
        <text:list-item>
          <text:p text:style-name="P28">Programmation en langage machine</text:p>
        </text:list-item>
        <text:list-item>
          <text:p text:style-name="P28">Électronique numérique</text:p>
        </text:list-item>
        <text:list-item>
          <text:p text:style-name="P28">Câblage d’un processeur</text:p>
        </text:list-item>
      </text:list>
      <text:p text:style-name="P3">Contrôle continu + Examen</text:p>
      <text:p text:style-name="P3"><text:a xlink:type="simple" xlink:href="https://dept-info.labri.fr/ENSEIGNEMENT/archi/" text:style-name="Internet_20_link" text:visited-style-name="Visited_20_Internet_20_Link">https://dept-info.labri.fr/ENSEIGNEMENT/archi/</text:a></text:p>
      <text:h text:style-name="P19" text:outline-level="1">Arithmétique des processeurs</text:h>
      <text:p text:style-name="P4">65536 = max puissance de 2 à apprendre MDR</text:p>
      <text:p text:style-name="P5">Apprendre tableau conversion binaire → hexa</text:p>
      <text:p text:style-name="P6"><text:span text:style-name="T11">42 → 42</text:span><text:span text:style-name="T10">10</text:span><text:line-break/>042 → 42<text:span text:style-name="T9">8</text:span><text:span text:style-name="T3"> (base octale) <text:s text:c="6"/></text:span><text:span text:style-name="T5">ex : chmod 750 fi</text:span><text:span text:style-name="T6">chier</text:span><text:span text:style-name="T3"><text:line-break/></text:span><text:span text:style-name="T4">0x42 → 42</text:span><text:span text:style-name="T10">16</text:span></text:p>
      <text:p text:style-name="P7">[0, 2<text:span text:style-name="T1">n</text:span> – 1] : non signé<text:line-break/>[-<text:span text:style-name="T12">2</text:span><text:span text:style-name="T2">n - 1</text:span>, 2<text:span text:style-name="T1">n – 1</text:span> – 1] : signé</text:p>
      <text:p text:style-name="P8">Inversion bit à bit</text:p>
      <text:h text:style-name="P20" text:outline-level="1">y86</text:h>
      <text:p text:style-name="P18">m : memory<text:line-break/>r : register<text:line-break/>mov : move<text:line-break/>l : long<text:line-break/>i : immediat<text:line-break/>sub add and xor</text:p>
      <text:h text:style-name="Heading_20_2" text:outline-level="2">Adressage mémoire :</text:h>
      <text:p text:style-name="P10">Cellule = plus petite unité mémoire pouvant être adressée</text:p>
      <text:p text:style-name="P11">man htons <text:span text:style-name="T13">(terminal)</text:span><text:line-break/>man htonl<text:line-break/>man htohs</text:p>
      <text:p text:style-name="P12">y86 considère la mémoire comme un espace linéaire et continu</text:p>
      <text:h text:style-name="P21" text:outline-level="2">Registres</text:h>
      <text:p text:style-name="P9">Possède 8 registres :</text:p>
      <text:list text:style-name="L2">
        <text:list-item>
          <text:p text:style-name="P29"><text:soft-page-break/>7 registres banalisés : eax, ebx, ecx, edx, esi, edi, ebp</text:p>
        </text:list-item>
        <text:list-item>
          <text:p text:style-name="P29">1 registre spécial : esp</text:p>
        </text:list-item>
      </text:list>
      <text:p text:style-name="P13"><text:span text:style-name="T14">C</text:span>es registres ont une taille de 32 bits (8 octets)</text:p>
      <text:p text:style-name="P14">Deux autres registres sont indirectement accessibles :</text:p>
      <text:list text:style-name="L3">
        <text:list-item>
          <text:p text:style-name="P30">le compteur ordinal (« Program Counter »)</text:p>
        </text:list-item>
        <text:list-item>
          <text:p text:style-name="P30">PSW (« Program Status Word »)</text:p>
        </text:list-item>
      </text:list>
      <text:p text:style-name="P15">Les 8 registres généraux sont identifiés dans le code machine par un numéro sur 3 bits :</text:p>
      <text:list text:style-name="L4">
        <text:list-item>
          <text:p text:style-name="P31">eax 000</text:p>
        </text:list-item>
        <text:list-item>
          <text:p text:style-name="P31">edx 010</text:p>
        </text:list-item>
        <text:list-item>
          <text:p text:style-name="P31">esp 100</text:p>
        </text:list-item>
        <text:list-item>
          <text:p text:style-name="P31">esi 110</text:p>
        </text:list-item>
        <text:list-item>
          <text:p text:style-name="P31">ecx 001</text:p>
        </text:list-item>
        <text:list-item>
          <text:p text:style-name="P31">ebx 011</text:p>
        </text:list-item>
        <text:list-item>
          <text:p text:style-name="P31">ebp 101</text:p>
        </text:list-item>
        <text:list-item>
          <text:p text:style-name="P31">edi 111</text:p>
        </text:list-item>
        <text:list-item>
          <text:p text:style-name="P31">rien 1000</text:p>
        </text:list-item>
      </text:list>
      <text:p text:style-name="P15">« <text:span text:style-name="T15">addl rA, rB » → 6 0 rA rB</text:span></text:p>
      <text:h text:style-name="P22" text:outline-level="2">Langage d’assemblage</text:h>
      <text:p text:style-name="P16">Plus simple que le langage machine</text:p>
      <text:p text:style-name="P17">oui</text:p>
      <text:h text:style-name="P23" text:outline-level="2">FF</text:h>
      <text:p text:style-name="P32">???</text:p>
      <text:h text:style-name="P24" text:outline-level="2">Machines multi-couches actuelles</text:h>
      <text:p text:style-name="P33">5 Langages d’application</text:p>
      <text:p text:style-name="P33"><text:tab/>Traduction (compilateur)</text:p>
      <text:p text:style-name="P33">4 Langage d’assemblage</text:p>
      <text:p text:style-name="P33"><text:tab/>Traduction (assembleur)</text:p>
      <text:p text:style-name="P33">3 Système d’exploitation</text:p>
      <text:p text:style-name="P33"><text:tab/>Interprétation partielle (SE)</text:p>
      <text:p text:style-name="P33">2 Jeu d’instructions</text:p>
      <text:p text:style-name="P33"><text:soft-page-break/><text:tab/>Interprétation ou exécution</text:p>
      <text:p text:style-name="P33">1 Microarchitecture</text:p>
      <text:p text:style-name="P33"><text:tab/>Matériel</text:p>
      <text:p text:style-name="P33">0 Logique numérique</text:p>
      <text:h text:style-name="P25" text:outline-level="2">Couche jeu instruction</text:h>
      <text:p text:style-name="P34">Couche de l’architecture du jeu d’instructions (ISA = Instruction Set Architecture) est définie par le jeu des instructions disponibles sur la machine</text:p>
      <text:h text:style-name="P26" text:outline-level="2">Algèbre booléenne</text:h>
      <text:p text:style-name="P36">→ <text:span text:style-name="T16">pour décrire les circuits réalisables en combinant des portes logiques, on a besoin d’une algèbre opérant sur les variables 0 et 1.</text:span></text:p>
      <text:p text:style-name="P35">la fonction NOT : f(A) = 1 si A = 0 | f(A) = 0 si A = 1</text:p>
      <text:p text:style-name="P37">une fonction booléenne a n variables a 2<text:span text:style-name="T1">n</text:span><text:span text:style-name="T3"> combinaisons d’entrées possibles : f(A, B, C) = 2</text:span><text:span text:style-name="T1">3</text:span><text:span text:style-name="T3"> (0 ou 1)</text:span></text:p>
      <text:p text:style-name="P38">Table de vérité de NAND 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A</text:p>
          </table:table-cell>
          <table:table-cell table:style-name="Table1.A1" office:value-type="string">
            <text:p text:style-name="P27">B</text:p>
          </table:table-cell>
          <table:table-cell table:style-name="Table1.C1" office:value-type="string">
            <text:p text:style-name="P27">NAND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C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C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C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C2" office:value-type="string">
            <text:p text:style-name="P27">0</text:p>
          </table:table-cell>
        </table:table-row>
      </table:table>
      <text:p text:style-name="P39"/>
      <text:p text:style-name="P39">NAND : 1110 | NOR : 1000 | AND : 0001 | XOR :0110 | etc.</text:p>
      <text:p text:style-name="P40">A<text:span text:style-name="T1">---</text:span><text:span text:style-name="T3"> → NOT(A)<text:line-break/>A + B → OR(A, B)<text:line-break/>A.B </text:span><text:span text:style-name="T7">ou AB</text:span><text:span text:style-name="T3"> → AND(A, B)</text:span></text:p>
      <text:p text:style-name="P41">AB<text:span text:style-name="T1">---</text:span><text:span text:style-name="T3">C vaut 1 ssi A = 1 et B = 0 et C = 1<text:line-break/></text:span><text:span text:style-name="T8">AB + BC vaut 1 ssi A = 1 et B = 1 ou B = 1 et C = 1</text:span></text:p>
      <text:p text:style-name="P42"><text:span text:style-name="T8">0</text:span><text:span text:style-name="T3">1101100 = A</text:span><text:span text:style-name="T1">—</text:span><text:span text:style-name="T3">B</text:span><text:span text:style-name="T1">--</text:span><text:span text:style-name="T3">C + A</text:span><text:span text:style-name="T1">—</text:span><text:span text:style-name="T3">BC</text:span><text:span text:style-name="T1">—</text:span><text:span text:style-name="T3"> + AB</text:span><text:span text:style-name="T1">—</text:span><text:span text:style-name="T3">C</text:span><text:span text:style-name="T1">—</text:span><text:span text:style-name="T3"> + AB</text:span><text:span text:style-name="T1">—</text:span><text:span text:style-name="T3">C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3T09:40:25.705000000</meta:creation-date>
    <dc:date>2023-02-06T12:07:42.127000000</dc:date>
    <meta:editing-duration>PT12H23M51S</meta:editing-duration>
    <meta:editing-cycles>45</meta:editing-cycles>
    <meta:generator>LibreOffice/7.4.3.2$Windows_X86_64 LibreOffice_project/1048a8393ae2eeec98dff31b5c133c5f1d08b890</meta:generator>
    <meta:document-statistic meta:table-count="1" meta:image-count="0" meta:object-count="0" meta:page-count="3" meta:paragraph-count="81" meta:word-count="466" meta:character-count="2262" meta:non-whitespace-character-count="1885"/>
  </office:meta>
</office:document-meta>
</file>